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lents</text:p>
      <text:p text:style-name="P1"/>
      <text:p text:style-name="P1">Attaque puissance  :</text:p>
      <text:p text:style-name="Standard">Type : physique</text:p>
      <text:p text:style-name="Standard">Prérequis : un art martial, une compétence en arme de corps à corps ou de tir</text:p>
      <text:p text:style-name="Standard">Coût : 1 attaque + 2E</text:p>
      <text:p text:style-name="Standard">Effet : L'attaque inflige 1d4 dmg en plus.</text:p>
      <text:p text:style-name="Standard"/>
      <text:p text:style-name="P1">Attaque précise :</text:p>
      <text:p text:style-name="Standard">Type : physique</text:p>
      <text:p text:style-name="Standard">Prérequis : un art martial, une compétence en arme de corps à corps ou de tir</text:p>
      <text:p text:style-name="Standard">Coût : 1 attaque + 2E</text:p>
      <text:p text:style-name="Standard">Effet : L'attaque à +2 pour toucher.</text:p>
      <text:p text:style-name="Standard"/>
      <text:p text:style-name="P1">Attaque rapide :</text:p>
      <text:p text:style-name="Standard">Type : physique</text:p>
      <text:p text:style-name="Standard">Prérequis : un art martial, une compétence en arme de corps à corps ou de tir</text:p>
      <text:p text:style-name="Standard">Coût : 1 attaque + 2E</text:p>
      <text:p text:style-name="Standard">Effet : L'attaque coûte 1Pa de moins.</text:p>
      <text:p text:style-name="Standard"/>
      <text:p text:style-name="P2">Techniques</text:p>
      <text:p text:style-name="P1"/>
      <text:p text:style-name="Standard"/>
      <text:p text:style-name="P1">Position défensive :</text:p>
      <text:p text:style-name="Standard">Type : neutre</text:p>
      <text:p text:style-name="Standard">Prérequis : un art martial, une compétence en arme de corps à corps</text:p>
      <text:p text:style-name="Standard">Coût : 1 attaque + 2E</text:p>
      <text:p text:style-name="Standard">Effet : L'attaque coûte 1Pa de moins.</text:p>
      <text:p text:style-name="Standard"/>
      <text:p text:style-name="P1">Contre-attaque :</text:p>
      <text:p text:style-name="Standard">Type : neutre</text:p>
      <text:p text:style-name="Standard">Prérequis : Recevoir une attaque, être à porter d'attaquer, un art martial, une compétence en arme de corps à corps ou de tir</text:p>
      <text:p text:style-name="Standard">Coût : 1 attaque + 2Ep</text:p>
      <text:p text:style-name="Standard">Effet : Permet d'attaquer un adversaire immédiatement après avoir reçu un coup venant ce dernier.</text:p>
      <text:p text:style-name="Standard"/>
      <text:p text:style-name="P1">Replacement :</text:p>
      <text:p text:style-name="Standard">Type : mouvement</text:p>
      <text:p text:style-name="Standard">Prérequis : un art martial, une compétence en arme de tir</text:p>
      <text:p text:style-name="Standard">Coût : 3E</text:p>
      <text:p text:style-name="Standard">Effet : Se déplace d'une case après une attaque.</text:p>
      <text:p text:style-name="Standard"/>
      <text:p text:style-name="P1">Tir multiple :</text:p>
      <text:p text:style-name="Standard">Type : passif</text:p>
      <text:p text:style-name="Standard">Prérequis : une compétence en arme de tir</text:p>
      <text:p text:style-name="Standard">Coût : 1 attaque + 3Ep</text:p>
      <text:p text:style-name="Standard">Effet : Permet de tirer sur 2 cibles simultanément.</text:p>
      <text:p text:style-name="Standard"/>
      <text:p text:style-name="P2">Magie élémentaire</text:p>
      <text:p text:style-name="Standard"/>
      <text:p text:style-name="P1">Boule de feu :</text:p>
      <text:p text:style-name="Standard">Type : physique</text:p>
      <text:p text:style-name="Standard"><text:soft-page-break/>Prérequis : Magie élémentaire</text:p>
      <text:p text:style-name="Standard">Coût : 3Pa + 2M</text:p>
      <text:p text:style-name="Standard">Effet : Inflige 1d8 dmg de feu.</text:p>
      <text:p text:style-name="Standard"/>
      <text:p text:style-name="P1">Pique de glace:</text:p>
      <text:p text:style-name="Standard">Type : physique</text:p>
      <text:p text:style-name="Standard">Prérequis : Magie élémentaire</text:p>
      <text:p text:style-name="Standard">Coût : 3Pa + 2M</text:p>
      <text:p text:style-name="Standard">Effet : Inflige 1d6 dmg, +2 pénétration.</text:p>
      <text:p text:style-name="Standard"/>
      <text:p text:style-name="P1">Éclair:</text:p>
      <text:p text:style-name="Standard">Type : physique</text:p>
      <text:p text:style-name="Standard">Prérequis : Magie élémentaire</text:p>
      <text:p text:style-name="Standard">Coût : 3Pa + 2M</text:p>
      <text:p text:style-name="Standard">Effet : Inflige 1d4 dmg de foudre, retire 1Pa à la cible.</text:p>
      <text:p text:style-name="Standard"/>
      <text:p text:style-name="P1">Caillassage:</text:p>
      <text:p text:style-name="Standard">Type : physique</text:p>
      <text:p text:style-name="Standard">Prérequis : Magie élémentaire</text:p>
      <text:p text:style-name="Standard">Coût : 3Pa + 2M</text:p>
      <text:p text:style-name="Standard">Effet : Inflige 1+1d6 dmg.</text:p>
      <text:p text:style-name="Standard"/>
      <text:p text:style-name="P1">Bourasque:</text:p>
      <text:p text:style-name="Standard">Type : physique</text:p>
      <text:p text:style-name="Standard">Prérequis : Magie élémentaire</text:p>
      <text:p text:style-name="Standard">Coût : 1 attaque + 2E</text:p>
      <text:p text:style-name="Standard">Effet : Inflige 1d6 dmg air, déplace la cible d'une casse dans la direction voulu.</text:p>
      <text:p text:style-name="Standard"/>
      <text:p text:style-name="P2">Magie blanche et noire</text:p>
      <text:p text:style-name="Standard"/>
      <text:p text:style-name="P1">Rayon blanc :</text:p>
      <text:p text:style-name="Standard">Type : magique</text:p>
      <text:p text:style-name="Standard">Prérequis : Magie élémentaire</text:p>
      <text:p text:style-name="Standard">Coût : 3Pa + 2M</text:p>
      <text:p text:style-name="Standard">Effet : Inflige 1d4 dmg de lumière, 2d4 si la cible est un démon, mage noir ou créature de l'ombre.</text:p>
      <text:p text:style-name="Standard"/>
      <text:p text:style-name="P1">Rayon noir:</text:p>
      <text:p text:style-name="Standard">Type : magique</text:p>
      <text:p text:style-name="Standard">Prérequis : Magie élémentaire</text:p>
      <text:p text:style-name="Standard">Coût : 3Pa + 2M</text:p>
      <text:p text:style-name="Standard">Effet : Inflige 1d4 dmg de ténèbre, 2d4 si la cible est un ange, mage blanc ou créature de lumiè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ibault Martin-Teyssier</meta:initial-creator>
    <meta:creation-date>2018-10-14T12:29:55.10</meta:creation-date>
    <meta:generator>OpenOffice/4.1.5$Win32 OpenOffice.org_project/415m1$Build-9789</meta:generator>
    <dc:date>2018-10-20T17:11:19.98</dc:date>
    <dc:creator>Thibault Martin-Teyssier</dc:creator>
    <meta:editing-duration>PT1H3M17S</meta:editing-duration>
    <meta:editing-cycles>95</meta:editing-cycles>
    <meta:document-statistic meta:table-count="0" meta:image-count="0" meta:object-count="0" meta:page-count="2" meta:paragraph-count="74" meta:word-count="438" meta:character-count="2211"/>
  </office:meta>
</office:document-meta>
</file>